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216cm" fo:min-width="0.884cm" fo:padding-top="0.14cm" fo:padding-bottom="0.14cm" fo:padding-left="0.265cm" fo:padding-right="0.265cm" style:protect="siz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draw:stroke="none" draw:fill="none" fo:min-height="2.1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ffffff"/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solid"/>
      <style:paragraph-properties fo:text-align="center"/>
      <style:text-properties fo:font-size="9pt"/>
    </style:style>
    <style:style style:name="P9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size="11pt" style:text-underline-style="none" style:font-size-asian="11pt" style:font-size-complex="11pt"/>
    </style:style>
    <style:style style:name="T9" style:family="text">
      <style:text-properties style:text-position="0% 100%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Armin Schneider</text:span></text:p>
            <text:p><text:span text:style-name="T1">S20170592</text:span></text:p>
            <text:p><text:span text:style-name="T1"><text:date style:data-style-name="D4" text:date-value="2021-06-07">07.06.2021</text:date></text:span><text:span text:style-name="T1"><text:s/></text:span><text:span text:style-name="T1"><text:time style:data-style-name="T2" text:time-value="00:00:00">12:17</text:time></text:span></text:p>
          </draw:text-box>
        </draw:frame>
        <draw:frame draw:style-name="gr2" draw:text-style-name="P2" draw:layer="layout" svg:width="6.31cm" svg:height="0.962cm" svg:x="12.821cm" svg:y="1.3cm">
          <draw:text-box>
            <text:p><text:span text:style-name="T2">ERD Krankenkasse</text:span></text:p>
          </draw:text-box>
        </draw:frame>
        <draw:custom-shape draw:style-name="gr3" draw:text-style-name="P4" xml:id="id3" draw:id="id3" draw:layer="layout" svg:width="2.5cm" svg:height="1.5cm" svg:x="18.5cm" svg:y="4.3cm">
          <text:p text:style-name="P3"><text:span text:style-name="T3">Arz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2cm" svg:height="0.7cm" svg:x="18.7cm" svg:y="6.3cm">
          <text:p text:style-name="P5"><text:span text:style-name="T4">A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2cm" svg:height="0.7cm" svg:x="18.7cm" svg:y="3.1cm">
          <text:p text:style-name="P3"><text:span text:style-name="T1">A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2cm" svg:height="0.7cm" svg:x="21.5cm" svg:y="4.7cm">
          <text:p text:style-name="P3"><text:span text:style-name="T1">AF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5cm" svg:height="1.5cm" svg:x="9.5cm" svg:y="4.3cm">
          <text:p text:style-name="P3"><text:span text:style-name="T3">Patien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2cm" svg:height="0.7cm" svg:x="9.7cm" svg:y="6.2cm">
          <text:p text:style-name="P5"><text:span text:style-name="T4">P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2cm" svg:height="0.7cm" svg:x="9.7cm" svg:y="3.2cm">
          <text:p text:style-name="P3"><text:span text:style-name="T1">P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2cm" svg:height="0.7cm" svg:x="7cm" svg:y="4.7cm">
          <text:p text:style-name="P3"><text:span text:style-name="T1">PGes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cm" svg:height="1.5cm" svg:x="14.001cm" svg:y="7cm">
          <text:p text:style-name="P3"><text:span text:style-name="T3">Behandl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2" draw:id="id12" draw:layer="layout" svg:width="2cm" svg:height="0.7cm" svg:x="17.1cm" svg:y="7.4cm">
          <text:p text:style-name="P3"><text:span text:style-name="T1">B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1" draw:id="id11" draw:layer="layout" svg:width="2cm" svg:height="0.7cm" svg:x="14.2cm" svg:y="3cm">
          <text:p text:style-name="P3"><text:span text:style-name="T1">B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" draw:id="id13" draw:layer="layout" svg:width="2cm" svg:height="0.7cm" svg:x="11.401cm" svg:y="7.4cm">
          <text:p text:style-name="P5"><text:span text:style-name="T4">B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4" draw:id="id14" draw:layer="layout" svg:width="2cm" svg:height="0.7cm" svg:x="14.2cm" svg:y="9.2cm">
          <text:p text:style-name="P3"><text:span text:style-name="T1">BK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5cm" svg:height="1.5cm" svg:x="14cm" svg:y="4.3cm">
          <text:p text:style-name="P3"><text:span text:style-name="T3">behandel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draw:type="line" svg:x1="12cm" svg:y1="5.05cm" svg:x2="14cm" svg:y2="5.05cm" draw:start-shape="id1" draw:start-glue-point="1" draw:end-shape="id2" draw:end-glue-point="5" svg:d="M12000 5050h2000" svg:viewBox="0 0 2001 1">
          <text:p text:style-name="P3"><text:span text:style-name="T3">(0, n)</text:span></text:p>
          <text:p text:style-name="P3"><text:span text:style-name="T5"/></text:p>
        </draw:connector>
        <draw:connector draw:style-name="gr6" draw:text-style-name="P8" draw:layer="layout" draw:type="line" svg:x1="16.5cm" svg:y1="5.05cm" svg:x2="18.5cm" svg:y2="5.05cm" draw:start-shape="id2" draw:start-glue-point="7" draw:end-shape="id3" draw:end-glue-point="3" svg:d="M16500 5050h2000" svg:viewBox="0 0 2001 1">
          <text:p text:style-name="P3"><text:span text:style-name="T3">(0, n)</text:span></text:p>
          <text:p text:style-name="P3"><text:span text:style-name="T5"/></text:p>
        </draw:connector>
        <draw:connector draw:style-name="gr6" draw:text-style-name="P8" draw:layer="layout" draw:type="line" svg:x1="15.25cm" svg:y1="5.8cm" svg:x2="15.251cm" svg:y2="7cm" draw:start-shape="id2" draw:start-glue-point="6" draw:end-shape="id4" draw:end-glue-point="0" svg:d="M15250 5800l1 1200" svg:viewBox="0 0 2 1201">
          <text:p text:style-name="P3"><text:span text:style-name="T3">(0, n)</text:span></text:p>
          <text:p text:style-name="P3"><text:span text:style-name="T5"/></text:p>
        </draw:connector>
        <draw:connector draw:style-name="gr6" draw:text-style-name="P8" draw:layer="layout" draw:type="line" svg:x1="10.75cm" svg:y1="4.3cm" svg:x2="10.7cm" svg:y2="3.9cm" draw:start-shape="id1" draw:start-glue-point="0" draw:end-shape="id5" draw:end-glue-point="8" svg:d="M10750 4300l-50-400" svg:viewBox="0 0 51 401">
          <text:p text:style-name="P3"><text:span text:style-name="T3"/></text:p>
        </draw:connector>
        <draw:connector draw:style-name="gr6" draw:text-style-name="P8" draw:layer="layout" draw:type="line" svg:x1="10.75cm" svg:y1="5.8cm" svg:x2="10.7cm" svg:y2="6.2cm" draw:start-shape="id1" draw:start-glue-point="2" draw:end-shape="id6" draw:end-glue-point="4" svg:d="M10750 5800l-50 400" svg:viewBox="0 0 51 401">
          <text:p text:style-name="P3"><text:span text:style-name="T3"/></text:p>
        </draw:connector>
        <draw:connector draw:style-name="gr6" draw:text-style-name="P8" draw:layer="layout" draw:type="line" svg:x1="9.5cm" svg:y1="5.05cm" svg:x2="9cm" svg:y2="5.05cm" draw:start-shape="id1" draw:start-glue-point="3" draw:end-shape="id7" draw:end-glue-point="10" svg:d="M9500 5050h-500" svg:viewBox="0 0 501 1">
          <text:p/>
        </draw:connector>
        <draw:connector draw:style-name="gr6" draw:text-style-name="P8" draw:layer="layout" draw:type="line" svg:x1="19.75cm" svg:y1="4.3cm" svg:x2="19.7cm" svg:y2="3.8cm" draw:start-shape="id3" draw:start-glue-point="0" draw:end-shape="id8" draw:end-glue-point="8" svg:d="M19750 4300l-50-500" svg:viewBox="0 0 51 501">
          <text:p/>
        </draw:connector>
        <draw:connector draw:style-name="gr6" draw:text-style-name="P8" draw:layer="layout" draw:type="line" svg:x1="21.5cm" svg:y1="5.05cm" svg:x2="21cm" svg:y2="5.05cm" draw:start-shape="id9" draw:start-glue-point="6" draw:end-shape="id3" draw:end-glue-point="1" svg:d="M21500 5050h-500" svg:viewBox="0 0 501 1">
          <text:p/>
        </draw:connector>
        <draw:connector draw:style-name="gr6" draw:text-style-name="P8" draw:layer="layout" draw:type="line" svg:x1="19.75cm" svg:y1="5.8cm" svg:x2="19.7cm" svg:y2="6.3cm" draw:start-shape="id3" draw:start-glue-point="2" draw:end-shape="id10" draw:end-glue-point="4" svg:d="M19750 5800l-50 500" svg:viewBox="0 0 51 501">
          <text:p/>
        </draw:connector>
        <draw:connector draw:style-name="gr6" draw:text-style-name="P8" draw:layer="layout" draw:type="line" svg:x1="15.2cm" svg:y1="3.7cm" svg:x2="15.25cm" svg:y2="4.3cm" draw:start-shape="id11" draw:start-glue-point="8" draw:end-shape="id2" draw:end-glue-point="4" svg:d="M15200 3700l50 600" svg:viewBox="0 0 51 601">
          <text:p/>
        </draw:connector>
        <draw:connector draw:style-name="gr6" draw:text-style-name="P8" draw:layer="layout" draw:type="line" svg:x1="17.1cm" svg:y1="7.75cm" svg:x2="16.501cm" svg:y2="7.75cm" draw:start-shape="id12" draw:start-glue-point="6" draw:end-shape="id4" draw:end-glue-point="1" svg:d="M17100 7750h-599" svg:viewBox="0 0 600 1">
          <text:p/>
        </draw:connector>
        <draw:connector draw:style-name="gr6" draw:text-style-name="P8" draw:layer="layout" draw:type="line" svg:x1="14.001cm" svg:y1="7.75cm" svg:x2="13.401cm" svg:y2="7.75cm" draw:start-shape="id4" draw:start-glue-point="3" draw:end-shape="id13" draw:end-glue-point="10" svg:d="M14001 7750h-600" svg:viewBox="0 0 601 1">
          <text:p/>
        </draw:connector>
        <draw:connector draw:style-name="gr6" draw:text-style-name="P8" draw:layer="layout" draw:type="line" svg:x1="15.251cm" svg:y1="8.5cm" svg:x2="15.2cm" svg:y2="9.2cm" draw:start-shape="id4" draw:start-glue-point="2" draw:end-shape="id14" draw:end-glue-point="4" svg:d="M15251 8500l-51 700" svg:viewBox="0 0 52 701">
          <text:p/>
        </draw:connector>
        <draw:frame draw:style-name="gr7" draw:text-style-name="P9" draw:layer="layout" svg:width="11.858cm" svg:height="2.411cm" svg:x="1.8cm" svg:y="13cm">
          <draw:text-box>
            <text:p><text:span text:style-name="T6">Patient(</text:span><text:span text:style-name="T7">PNr</text:span><text:span text:style-name="T6">, PName, PGesch)</text:span></text:p>
            <text:p><text:span text:style-name="T6">Arzt(</text:span><text:span text:style-name="T7">ANr</text:span><text:span text:style-name="T6">, AName, AFach)</text:span></text:p>
            <text:p><text:span text:style-name="T6">Behandlung(</text:span><text:span text:style-name="T7">BCode</text:span><text:span text:style-name="T6">, BKost, BText)</text:span></text:p>
            <text:p><text:span text:style-name="T6">Behandelt(</text:span><text:span text:style-name="T7">ANr</text:span><text:span text:style-name="T8">&gt;Arzt</text:span><text:span text:style-name="T6">, </text:span><text:span text:style-name="T7">PNr</text:span><text:span text:style-name="T6">&gt;Patient, </text:span><text:span text:style-name="T7">BCode</text:span><text:span text:style-name="T6">&gt;Behandlung, </text:span><text:span text:style-name="T9">BBegin</text:span><text:span text:style-name="T6">)</text:span></text:p>
          </draw:text-box>
        </draw:frame>
        <draw:frame draw:style-name="gr8" draw:text-style-name="P2" draw:layer="layout" svg:width="7.618cm" svg:height="0.962cm" svg:x="11.5cm" svg:y="11.4cm">
          <draw:text-box>
            <text:p><text:span text:style-name="T2">Attribute Krankenkas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protected="true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ünter Burgstaller</meta:initial-creator>
    <meta:creation-date>2015-03-05T18:36:17.765030731</meta:creation-date>
    <dc:date>2021-06-07T12:17:51.703000000</dc:date>
    <meta:editing-duration>PT6H59M31S</meta:editing-duration>
    <meta:editing-cycles>44</meta:editing-cycles>
    <meta:generator>LibreOffice/7.1.2.2$Windows_X86_64 LibreOffice_project/8a45595d069ef5570103caea1b71cc9d82b2aae4</meta:generator>
    <meta:printed-by>Günter Burgstaller</meta:printed-by>
    <meta:print-date>2015-03-08T13:02:56.548496712</meta:print-date>
    <meta:document-statistic meta:object-count="31"/>
  </office:meta>
</office:document-meta>
</file>